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2396in" style:rel-column-width="7545*"/>
    </style:style>
    <style:style style:name="Table1.B" style:family="table-column">
      <style:table-column-properties style:column-width="0.6979in" style:rel-column-width="1005*"/>
    </style:style>
    <style:style style:name="Table1.C" style:family="table-column">
      <style:table-column-properties style:column-width="0.7549in" style:rel-column-width="108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liste von Testfälle, die funktionieren müssen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stfall</text:p>
          </table:table-cell>
          <table:table-cell table:style-name="Table1.A1" office:value-type="string">
            <text:p text:style-name="Table_20_Contents">RMI</text:p>
          </table:table-cell>
          <table:table-cell table:style-name="Table1.C1" office:value-type="string">
            <text:p text:style-name="Table_20_Contents">XVSM</text:p>
          </table:table-cell>
        </table:table-row>
        <table:table-row>
          <table:table-cell table:style-name="Table1.A2" office:value-type="string">
            <text:p text:style-name="Table_20_Contents">Login eines Peers ist auch bei anderen Peers sichtbar</text:p>
          </table:table-cell>
          <table:table-cell table:style-name="Table1.A2" office:value-type="string">
            <text:p text:style-name="Table_20_Contents">x</text:p>
          </table:table-cell>
          <table:table-cell table:style-name="Table1.C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Logout eines Peers ist auch bei anderen Peers sichtba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in neues Topic ist auch bei anderen Peers sichtbar</text:p>
          </table:table-cell>
          <table:table-cell table:style-name="Table1.A2" office:value-type="string">
            <text:p text:style-name="Table_20_Contents">x</text:p>
          </table:table-cell>
          <table:table-cell table:style-name="Table1.C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Peer Eins ist auf ein selbstgehostetes Thema subscribed und anderer Peer schreibt Posting. Peer Eins sieht neues Topic. Peer Zwei sieht neues Posting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eer Eins ist auf ein Thema bei anderem Peer gehostet subscribed und anderer Peer schreibt Posting. Peer Eins sieht neues Topic. Peer Zwei sieht neues Posting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eer posted in Topic und sieht dieses Posting bei sich selbs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eer Eins ist nicht subscribed und anderer Peer posted in Topic. Ein Klick bei Peer Eins auf das Topic sollte das neue Posting zeigen.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eer Eins hat eine Schimpfwortliste angelegt. Ein Post mit einem Schimpfwort in ein Topic bei ihm sollte durch den Filter mit *** gekennzeichnet sei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18T16:49:17</meta:creation-date>
    <dc:date>2009-01-18T17:47:29</dc:date>
    <meta:editing-duration>PT00H58M19S</meta:editing-duration>
    <meta:editing-cycles>4</meta:editing-cycles>
    <meta:generator>OpenOffice.org/3.0$Linux OpenOffice.org_project/300m14$Build-9376</meta:generator>
    <meta:document-statistic meta:table-count="1" meta:image-count="0" meta:object-count="0" meta:page-count="1" meta:paragraph-count="16" meta:word-count="148" meta:character-count="882"/>
    <meta:user-defined meta:name="Info 1"/>
    <meta:user-defined meta:name="Info 2"/>
    <meta:user-defined meta:name="Info 3"/>
    <meta:user-defined meta:name="Info 4"/>
  </office:meta>
</office:document-meta>
</file>